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64A5996D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133cm, 3.11cm, 12.536cm, 3.39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21cm" svg:height="21.299cm" svg:x="0.991cm" svg:y="2.292cm">
          <draw:image xlink:href="Pictures/10000000000005E8000007E064A5996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4T13:50:57.120116526</dc:date>
    <meta:editing-duration>PT3M34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